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73b46e" officeooo:paragraph-rsid="0073b46e"/>
    </style:style>
    <style:style style:name="P2" style:family="paragraph" style:parent-style-name="Standard">
      <loext:graphic-properties draw:fill="none"/>
      <style:paragraph-properties fo:margin-left="0.5in" fo:margin-right="0in" fo:text-indent="0in" style:auto-text-indent="false" fo:background-color="transparent"/>
      <style:text-properties fo:font-style="normal" officeooo:rsid="00163f75" officeooo:paragraph-rsid="00648825" style:font-style-asian="normal" style:font-style-complex="normal"/>
    </style:style>
    <style:style style:name="P3" style:family="paragraph" style:parent-style-name="Standard">
      <loext:graphic-properties draw:fill="none"/>
      <style:paragraph-properties fo:margin-left="0.5in" fo:margin-right="0in" fo:text-indent="0in" style:auto-text-indent="false" fo:background-color="transparent"/>
      <style:text-properties fo:font-style="normal" officeooo:rsid="001832fb" officeooo:paragraph-rsid="00648825" style:font-style-asian="normal" style:font-style-complex="normal"/>
    </style:style>
    <style:style style:name="P4" style:family="paragraph" style:parent-style-name="Standard">
      <loext:graphic-properties draw:fill="none"/>
      <style:paragraph-properties fo:margin-left="0.5in" fo:margin-right="0in" fo:text-indent="0in" style:auto-text-indent="false" fo:background-color="transparent"/>
      <style:text-properties fo:font-style="normal" fo:font-weight="normal" officeooo:rsid="006f4ee6" officeooo:paragraph-rsid="0070f4ee" style:font-style-asian="normal" style:font-weight-asian="normal" style:font-style-complex="normal" style:font-weight-complex="normal"/>
    </style:style>
    <style:style style:name="P5" style:family="paragraph" style:parent-style-name="Standard">
      <loext:graphic-properties draw:fill="none"/>
      <style:paragraph-properties fo:margin-left="0.5in" fo:margin-right="0in" fo:text-indent="0in" style:auto-text-indent="false" fo:background-color="transparent"/>
      <style:text-properties officeooo:rsid="001a1b5f" officeooo:paragraph-rsid="00648825"/>
    </style:style>
    <style:style style:name="P6" style:family="paragraph" style:parent-style-name="Standard">
      <loext:graphic-properties draw:fill="none"/>
      <style:paragraph-properties fo:margin-left="0.5in" fo:margin-right="0in" fo:text-indent="0in" style:auto-text-indent="false" fo:background-color="transparent"/>
      <style:text-properties officeooo:rsid="001a1b5f" officeooo:paragraph-rsid="0070f4ee"/>
    </style:style>
    <style:style style:name="P7" style:family="paragraph" style:parent-style-name="Standard">
      <loext:graphic-properties draw:fill="none"/>
      <style:paragraph-properties fo:margin-left="0.5in" fo:margin-right="0in" fo:text-indent="0in" style:auto-text-indent="false" fo:background-color="transparent"/>
      <style:text-properties fo:font-style="italic" officeooo:rsid="00163f75" officeooo:paragraph-rsid="00648825" style:font-style-asian="italic" style:font-style-complex="italic"/>
    </style:style>
    <style:style style:name="P8" style:family="paragraph" style:parent-style-name="Standard">
      <loext:graphic-properties draw:fill="none"/>
      <style:paragraph-properties fo:margin-left="0.5in" fo:margin-right="0in" fo:text-indent="0in" style:auto-text-indent="false" fo:background-color="transparent"/>
      <style:text-properties officeooo:rsid="0015f6f8" officeooo:paragraph-rsid="00648825"/>
    </style:style>
    <style:style style:name="P9"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1832fb" officeooo:paragraph-rsid="006d2bb1" style:font-style-asian="normal" style:font-style-complex="normal"/>
    </style:style>
    <style:style style:name="P10"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1832fb" officeooo:paragraph-rsid="006b6ee1" style:font-style-asian="normal" style:font-style-complex="normal"/>
    </style:style>
    <style:style style:name="P11"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1832fb" officeooo:paragraph-rsid="00648825" style:font-style-asian="normal" style:font-style-complex="normal"/>
    </style:style>
    <style:style style:name="P12"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163f75" officeooo:paragraph-rsid="00648825" style:font-style-asian="normal" style:font-style-complex="normal"/>
    </style:style>
    <style:style style:name="P13"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5f6f8" officeooo:paragraph-rsid="00648825"/>
    </style:style>
    <style:style style:name="P14"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5f6f8" officeooo:paragraph-rsid="006b6ee1"/>
    </style:style>
    <style:style style:name="P15"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paragraph-rsid="00648825"/>
    </style:style>
    <style:style style:name="P16"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43a3c" officeooo:paragraph-rsid="00648825"/>
    </style:style>
    <style:style style:name="P17"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paragraph-rsid="006b6ee1"/>
    </style:style>
    <style:style style:name="P18"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63f75" officeooo:paragraph-rsid="00648825"/>
    </style:style>
    <style:style style:name="P19"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832fb" officeooo:paragraph-rsid="006d2bb1"/>
    </style:style>
    <style:style style:name="P20"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6e0c5f" officeooo:paragraph-rsid="006e0c5f" style:font-style-asian="normal" style:font-weight-asian="normal" style:font-style-complex="normal" style:font-weight-complex="normal"/>
    </style:style>
    <style:style style:name="P21"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6f4ee6" officeooo:paragraph-rsid="006f4ee6" style:font-style-asian="normal" style:font-weight-asian="normal" style:font-style-complex="normal" style:font-weight-complex="normal"/>
    </style:style>
    <style:style style:name="P22" style:family="paragraph" style:parent-style-name="Standard" style:master-page-name="">
      <style:paragraph-properties fo:margin-top="0.1in" fo:margin-bottom="0.1in" loext:contextual-spacing="false" style:page-number="auto">
        <style:tab-stops>
          <style:tab-stop style:position="0.5in"/>
        </style:tab-stops>
      </style:paragraph-properties>
      <style:text-properties fo:font-style="normal" fo:font-weight="normal" officeooo:rsid="006e0c5f" officeooo:paragraph-rsid="006e0c5f" style:font-style-asian="normal" style:font-weight-asian="normal" style:font-style-complex="normal" style:font-weight-complex="normal"/>
    </style:style>
    <style:style style:name="P23"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style:text-properties style:font-name="Liberation Mono" fo:font-style="normal" officeooo:rsid="0015f6f8" officeooo:paragraph-rsid="00648825" style:font-style-asian="normal" style:font-style-complex="normal"/>
    </style:style>
    <style:style style:name="P24"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style:text-properties style:font-name="Liberation Mono" fo:font-style="normal" officeooo:rsid="001832fb" officeooo:paragraph-rsid="00648825" style:font-style-asian="normal" style:font-style-complex="normal"/>
    </style:style>
    <style:style style:name="P25"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fo:keep-with-next="always"/>
      <style:text-properties fo:font-style="normal" officeooo:rsid="001832fb" officeooo:paragraph-rsid="006b6ee1" style:font-style-asian="normal" style:font-style-complex="normal"/>
    </style:style>
    <style:style style:name="P26"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fo:keep-with-next="always"/>
      <style:text-properties style:font-name="Liberation Mono" fo:font-style="normal" officeooo:rsid="001832fb" officeooo:paragraph-rsid="006d2bb1" style:font-style-asian="normal" style:font-style-complex="normal"/>
    </style:style>
    <style:style style:name="P27"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fo:keep-with-next="always"/>
      <style:text-properties style:font-name="Liberation Mono" fo:font-style="normal" officeooo:rsid="0015f6f8" officeooo:paragraph-rsid="00648825" style:font-style-asian="normal" style:font-style-complex="normal"/>
    </style:style>
    <style:style style:name="P28"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fo:keep-with-next="always"/>
      <style:text-properties officeooo:rsid="00143a3c" officeooo:paragraph-rsid="00648825"/>
    </style:style>
    <style:style style:name="P29"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fo:font-style="normal" officeooo:rsid="00143a3c" officeooo:paragraph-rsid="006b6ee1" style:font-style-asian="normal" style:font-style-complex="normal"/>
    </style:style>
    <style:style style:name="P30"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fo:font-style="normal" officeooo:rsid="00143a3c" officeooo:paragraph-rsid="006f4ee6" style:font-style-asian="normal" style:font-style-complex="normal"/>
    </style:style>
    <style:style style:name="P31"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fo:font-style="normal" officeooo:rsid="0015f6f8" officeooo:paragraph-rsid="00648825" style:font-style-asian="normal" style:font-style-complex="normal"/>
    </style:style>
    <style:style style:name="P32"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fo:font-style="normal" officeooo:rsid="00163f75" officeooo:paragraph-rsid="00648825" style:font-style-asian="normal" style:font-style-complex="normal"/>
    </style:style>
    <style:style style:name="P33"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officeooo:rsid="00143a3c" officeooo:paragraph-rsid="006b6ee1"/>
    </style:style>
    <style:style style:name="P34"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style:font-name="Liberation Mono" fo:font-style="normal" officeooo:rsid="0015f6f8" officeooo:paragraph-rsid="00648825" style:font-style-asian="normal" style:font-style-complex="normal"/>
    </style:style>
    <style:style style:name="P35"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style:font-name="Liberation Mono" fo:font-style="normal" officeooo:rsid="00163f75" officeooo:paragraph-rsid="00648825" style:font-style-asian="normal" style:font-style-complex="normal"/>
    </style:style>
    <style:style style:name="P36"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style:font-name="Liberation Mono" fo:font-style="normal" officeooo:rsid="001832fb" officeooo:paragraph-rsid="006d2bb1" style:font-style-asian="normal" style:font-style-complex="normal"/>
    </style:style>
    <style:style style:name="P37"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style:font-name="Liberation Mono" fo:font-style="normal" officeooo:rsid="00143a3c" officeooo:paragraph-rsid="006b6ee1" style:font-style-asian="normal" style:font-style-complex="normal"/>
    </style:style>
    <style:style style:name="P38" style:family="paragraph" style:parent-style-name="Standard" style:master-page-name="">
      <style:paragraph-properties fo:margin-left="0in" fo:margin-right="0in" fo:margin-top="0in" fo:margin-bottom="0in" loext:contextual-spacing="false" fo:text-align="center" style:justify-single-word="false" fo:text-indent="0in" style:auto-text-indent="false" style:page-number="auto"/>
      <style:text-properties officeooo:rsid="0012f3b0" officeooo:paragraph-rsid="006d2bb1"/>
    </style:style>
    <style:style style:name="P39" style:family="paragraph" style:parent-style-name="Standard">
      <style:paragraph-properties fo:margin-top="0.2in" fo:margin-bottom="0.1in" loext:contextual-spacing="false"/>
      <style:text-properties officeooo:rsid="00143a3c" officeooo:paragraph-rsid="006f4ee6"/>
    </style:style>
    <style:style style:name="P40" style:family="paragraph" style:parent-style-name="Standard">
      <style:paragraph-properties fo:margin-top="0.2in" fo:margin-bottom="0.1in" loext:contextual-spacing="false"/>
      <style:text-properties style:font-name="Liberation Mono" fo:font-style="normal" officeooo:rsid="00143a3c" officeooo:paragraph-rsid="00648825" style:font-style-asian="normal" style:font-style-complex="normal"/>
    </style:style>
    <style:style style:name="P41" style:family="paragraph" style:parent-style-name="Standard" style:master-page-name="">
      <loext:graphic-properties draw:fill="none"/>
      <style:paragraph-properties fo:margin-left="0in" fo:margin-right="0in" fo:text-indent="0.5in" style:auto-text-indent="false" style:page-number="auto" fo:background-color="transparent"/>
      <style:text-properties officeooo:rsid="00143a3c" officeooo:paragraph-rsid="00648825"/>
    </style:style>
    <style:style style:name="P42" style:family="paragraph" style:parent-style-name="Standard">
      <style:paragraph-properties fo:margin-left="2in" fo:margin-right="0in" fo:margin-top="0.1in" fo:margin-bottom="0.1in" loext:contextual-spacing="false" fo:text-indent="-1.5in" style:auto-text-indent="false">
        <style:tab-stops>
          <style:tab-stop style:position="0.5in"/>
        </style:tab-stops>
      </style:paragraph-properties>
      <style:text-properties fo:font-style="normal" fo:font-weight="normal" officeooo:rsid="006f4ee6" officeooo:paragraph-rsid="006f4ee6" style:font-style-asian="normal" style:font-weight-asian="normal" style:font-style-complex="normal" style:font-weight-complex="normal"/>
    </style:style>
    <style:style style:name="P43" style:family="paragraph" style:parent-style-name="Standard">
      <style:paragraph-properties fo:margin-left="2in" fo:margin-right="0in" fo:margin-top="0.1in" fo:margin-bottom="0.1in" loext:contextual-spacing="false" fo:text-indent="-1.5in" style:auto-text-indent="false">
        <style:tab-stops>
          <style:tab-stop style:position="0.5in"/>
        </style:tab-stops>
      </style:paragraph-properties>
      <style:text-properties fo:font-style="normal" fo:font-weight="normal" officeooo:rsid="006f4ee6" officeooo:paragraph-rsid="00723f66" style:font-style-asian="normal" style:font-weight-asian="normal" style:font-style-complex="normal" style:font-weight-complex="normal"/>
    </style:style>
    <style:style style:name="P44" style:family="paragraph" style:parent-style-name="Standard">
      <style:paragraph-properties fo:margin-left="2in" fo:margin-right="0in" fo:margin-top="0.1in" fo:margin-bottom="0.1in" loext:contextual-spacing="false" fo:text-indent="-1.5in" style:auto-text-indent="false">
        <style:tab-stops>
          <style:tab-stop style:position="0.5in"/>
        </style:tab-stops>
      </style:paragraph-properties>
      <style:text-properties officeooo:paragraph-rsid="00723f66"/>
    </style:style>
    <style:style style:name="P45" style:family="paragraph" style:parent-style-name="Standard">
      <style:paragraph-properties fo:margin-top="0.4in" fo:margin-bottom="0.1in" loext:contextual-spacing="false">
        <style:tab-stops>
          <style:tab-stop style:position="0.5in"/>
        </style:tab-stops>
      </style:paragraph-properties>
      <style:text-properties fo:font-style="normal" fo:font-weight="bold" officeooo:rsid="006e0c5f" officeooo:paragraph-rsid="006e0c5f" style:font-style-asian="normal" style:font-weight-asian="bold" style:font-style-complex="normal" style:font-weight-complex="bold"/>
    </style:style>
    <style:style style:name="P46" style:family="paragraph" style:parent-style-name="Standard" style:master-page-name="">
      <style:paragraph-properties fo:margin-top="0.4in" fo:margin-bottom="0.1in" loext:contextual-spacing="false" style:page-number="auto">
        <style:tab-stops>
          <style:tab-stop style:position="0.5in"/>
        </style:tab-stops>
      </style:paragraph-properties>
      <style:text-properties fo:font-style="normal" fo:font-weight="bold" officeooo:rsid="006f4ee6" officeooo:paragraph-rsid="006f4ee6" style:font-style-asian="normal" style:font-weight-asian="bold" style:font-style-complex="normal" style:font-weight-complex="bold"/>
    </style:style>
    <style:style style:name="P47" style:family="paragraph" style:parent-style-name="Standard" style:master-page-name="">
      <style:paragraph-properties fo:margin-top="0.4in" fo:margin-bottom="0.1in" loext:contextual-spacing="false" style:page-number="auto" fo:keep-with-next="always">
        <style:tab-stops>
          <style:tab-stop style:position="0.5in"/>
        </style:tab-stops>
      </style:paragraph-properties>
      <style:text-properties fo:font-style="normal" fo:font-weight="bold" officeooo:rsid="006f4ee6" officeooo:paragraph-rsid="00723f66" style:font-style-asian="normal" style:font-weight-asian="bold" style:font-style-complex="normal" style:font-weight-complex="bold"/>
    </style:style>
    <style:style style:name="T1" style:family="text">
      <style:text-properties fo:font-size="10pt" style:font-size-asian="10pt" style:font-size-complex="10pt"/>
    </style:style>
    <style:style style:name="T2" style:family="text">
      <style:text-properties fo:font-size="10pt" officeooo:rsid="00751bd6" style:font-size-asian="10pt" style:font-size-complex="10pt"/>
    </style:style>
    <style:style style:name="T3" style:family="text">
      <style:text-properties fo:font-size="10pt" officeooo:rsid="0073d62d" style:font-size-asian="10pt" style:font-size-complex="10pt"/>
    </style:style>
    <style:style style:name="T4" style:family="text">
      <style:text-properties fo:font-style="italic" style:font-style-asian="italic" style:font-style-complex="italic"/>
    </style:style>
    <style:style style:name="T5" style:family="text">
      <style:text-properties fo:font-style="italic" officeooo:rsid="00163f75" style:font-style-asian="italic" style:font-style-complex="italic"/>
    </style:style>
    <style:style style:name="T6" style:family="text">
      <style:text-properties fo:font-style="italic" officeooo:rsid="00143a3c" style:font-style-asian="italic" style:font-style-complex="italic"/>
    </style:style>
    <style:style style:name="T7" style:family="text">
      <style:text-properties fo:font-style="italic" officeooo:rsid="001832fb" style:font-style-asian="italic" style:font-style-complex="italic"/>
    </style:style>
    <style:style style:name="T8" style:family="text">
      <style:text-properties fo:font-style="italic" officeooo:rsid="001c2323" style:font-style-asian="italic" style:font-style-complex="italic"/>
    </style:style>
    <style:style style:name="T9" style:family="text">
      <style:text-properties fo:font-style="italic" officeooo:rsid="006b6ee1" style:font-style-asian="italic" style:font-style-complex="italic"/>
    </style:style>
    <style:style style:name="T10" style:family="text">
      <style:text-properties fo:font-style="italic" officeooo:rsid="006e0c5f" style:font-style-asian="italic" style:font-style-complex="italic"/>
    </style:style>
    <style:style style:name="T11" style:family="text">
      <style:text-properties fo:font-style="italic" officeooo:rsid="0070f4ee" style:font-style-asian="italic" style:font-style-complex="italic"/>
    </style:style>
    <style:style style:name="T12" style:family="text">
      <style:text-properties fo:font-style="italic" officeooo:rsid="00723f66"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832fb" style:font-style-asian="normal" style:font-style-complex="normal"/>
    </style:style>
    <style:style style:name="T15" style:family="text">
      <style:text-properties fo:font-style="normal" officeooo:rsid="00163f75" style:font-style-asian="normal" style:font-style-complex="normal"/>
    </style:style>
    <style:style style:name="T16" style:family="text">
      <style:text-properties fo:font-style="normal" officeooo:rsid="00143a3c" style:font-style-asian="normal" style:font-style-complex="normal"/>
    </style:style>
    <style:style style:name="T17" style:family="text">
      <style:text-properties fo:font-style="normal" officeooo:rsid="0015f6f8" style:font-style-asian="normal" style:font-style-complex="normal"/>
    </style:style>
    <style:style style:name="T18" style:family="text">
      <style:text-properties fo:font-style="normal" officeooo:rsid="006b6ee1" style:font-style-asian="normal" style:font-style-complex="normal"/>
    </style:style>
    <style:style style:name="T19" style:family="text">
      <style:text-properties fo:font-style="normal" officeooo:rsid="006b8920" style:font-style-asian="normal" style:font-style-complex="normal"/>
    </style:style>
    <style:style style:name="T20" style:family="text">
      <style:text-properties fo:font-style="normal" officeooo:rsid="006d2bb1" style:font-style-asian="normal" style:font-style-complex="normal"/>
    </style:style>
    <style:style style:name="T21" style:family="text">
      <style:text-properties fo:font-style="normal" officeooo:rsid="006e0c5f" style:font-style-asian="normal" style:font-style-complex="normal"/>
    </style:style>
    <style:style style:name="T22" style:family="text">
      <style:text-properties fo:font-style="normal" officeooo:rsid="006f4ee6" style:font-style-asian="normal" style:font-style-complex="normal"/>
    </style:style>
    <style:style style:name="T23" style:family="text">
      <style:text-properties fo:font-style="normal" officeooo:rsid="0070f4ee" style:font-style-asian="normal" style:font-style-complex="normal"/>
    </style:style>
    <style:style style:name="T24" style:family="text">
      <style:text-properties fo:font-style="normal" officeooo:rsid="00723f66" style:font-style-asian="normal" style:font-style-complex="normal"/>
    </style:style>
    <style:style style:name="T25" style:family="text">
      <style:text-properties fo:font-style="normal" officeooo:rsid="0073d62d" style:font-style-asian="normal" style:font-style-complex="normal"/>
    </style:style>
    <style:style style:name="T26" style:family="text">
      <style:text-properties fo:font-style="normal" fo:font-weight="normal" officeooo:rsid="0070f4ee" style:font-style-asian="normal" style:font-weight-asian="normal" style:font-style-complex="normal" style:font-weight-complex="normal"/>
    </style:style>
    <style:style style:name="T27" style:family="text">
      <style:text-properties fo:font-size="16pt" fo:font-weight="bold" style:font-size-asian="16pt" style:font-weight-asian="bold" style:font-size-complex="16pt" style:font-weight-complex="bold"/>
    </style:style>
    <style:style style:name="T28" style:family="text">
      <style:text-properties fo:font-size="16pt" fo:font-weight="bold" officeooo:rsid="006ba54f" style:font-size-asian="16pt" style:font-weight-asian="bold" style:font-size-complex="16pt" style:font-weight-complex="bold"/>
    </style:style>
    <style:style style:name="T29" style:family="text">
      <style:text-properties fo:font-size="16pt" fo:font-weight="bold" officeooo:rsid="006d2bb1" style:font-size-asian="16pt" style:font-weight-asian="bold" style:font-size-complex="16pt" style:font-weight-complex="bold"/>
    </style:style>
    <style:style style:name="T30" style:family="text">
      <style:text-properties officeooo:rsid="001832fb"/>
    </style:style>
    <style:style style:name="T31" style:family="text">
      <style:text-properties officeooo:rsid="00163f75"/>
    </style:style>
    <style:style style:name="T32" style:family="text">
      <style:text-properties officeooo:rsid="006b8920"/>
    </style:style>
    <style:style style:name="T33" style:family="text">
      <style:text-properties officeooo:rsid="006d2bb1"/>
    </style:style>
    <style:style style:name="T34" style:family="text">
      <style:text-properties style:font-name="Liberation Mono"/>
    </style:style>
    <style:style style:name="T35" style:family="text">
      <style:text-properties style:font-name="Liberation Mono" fo:font-style="normal" style:font-style-asian="normal" style:font-style-complex="normal"/>
    </style:style>
    <style:style style:name="T36" style:family="text">
      <style:text-properties style:font-name="Liberation Mono" fo:font-style="normal" officeooo:rsid="00163f75" style:font-style-asian="normal" style:font-style-complex="normal"/>
    </style:style>
    <style:style style:name="T37" style:family="text">
      <style:text-properties style:font-name="Liberation Mono" fo:font-style="normal" officeooo:rsid="0015f6f8" style:font-style-asian="normal" style:font-style-complex="normal"/>
    </style:style>
    <style:style style:name="T38" style:family="text">
      <style:text-properties style:font-name="Liberation Mono" fo:font-style="normal" officeooo:rsid="00723f66" style:font-style-asian="normal" style:font-style-complex="normal"/>
    </style:style>
    <style:style style:name="T39" style:family="text">
      <style:text-properties style:font-name="Liberation Mono" fo:font-style="normal" officeooo:rsid="006e0c5f" style:font-style-asian="normal" style:font-style-complex="normal"/>
    </style:style>
    <style:style style:name="T40" style:family="text">
      <style:text-properties style:font-name="Liberation Mono" fo:font-style="italic" style:font-style-asian="italic" style:font-style-complex="italic"/>
    </style:style>
    <style:style style:name="T41" style:family="text">
      <style:text-properties style:font-name="Liberation Mono" fo:font-style="italic" officeooo:rsid="00163f75" style:font-style-asian="italic" style:font-style-complex="italic"/>
    </style:style>
    <style:style style:name="T42" style:family="text">
      <style:text-properties style:font-name="Liberation Mono" fo:font-style="italic" officeooo:rsid="001832fb" style:font-style-asian="italic" style:font-style-complex="italic"/>
    </style:style>
    <style:style style:name="T43" style:family="text">
      <style:text-properties style:font-name="Liberation Mono" officeooo:rsid="006b6ee1"/>
    </style:style>
    <style:style style:name="T44" style:family="text">
      <style:text-properties style:font-name="Liberation Mono" officeooo:rsid="006e0c5f"/>
    </style:style>
    <style:style style:name="T45" style:family="text">
      <style:text-properties officeooo:rsid="006e0c5f"/>
    </style:style>
    <style:style style:name="T46" style:family="text">
      <style:text-properties officeooo:rsid="006f4ee6"/>
    </style:style>
    <style:style style:name="T47" style:family="text">
      <style:text-properties officeooo:rsid="0070f4ee"/>
    </style:style>
    <style:style style:name="T48" style:family="text">
      <style:text-properties officeooo:rsid="00723f66"/>
    </style:style>
    <style:style style:name="T49" style:family="text">
      <style:text-properties officeooo:rsid="0073d62d"/>
    </style:style>
    <style:style style:name="T50" style:family="text">
      <style:text-properties officeooo:rsid="00751bd6"/>
    </style:style>
    <style:style style:name="T51" style:family="text">
      <style:text-properties officeooo:rsid="007809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T27">TECO-</text:span><text:span text:style-name="T28">64</text:span><text:span text:style-name="T27"> – </text:span><text:span text:style-name="T29">Command Line Options</text:span></text:p>
      <text:p text:style-name="P45">Overview</text:p>
      <text:p text:style-name="P22">This document describes the command-line options that can be used to start TECO-64. Generally, only one file can be edited at a time, <text:span text:style-name="T49">although</text:span> it is possible to read one file and write another. Also, as noted in other documentation, it is possible to switch between primary and secondary input and output streams.</text:p>
      <text:p text:style-name="P21">As TECO processes <text:span text:style-name="T49">the user’s</text:span> options, it builds a command string that is processed when initialization has completed. However, this command string is not created until all options have been processed, and it therefore does not matter in what order they occur.</text:p>
      <text:p text:style-name="P20">In addition to the options described below, there are also several <text:span text:style-name="T46">optional </text:span>environment variables that may be used <text:span text:style-name="T49">to affect</text:span> processing <text:span text:style-name="T49">of </text:span>these options, or which affect TECO’s behavior <text:span text:style-name="T49">after initialization.</text:span></text:p>
      <text:p text:style-name="P42">TECO_INIT<text:tab/><text:span text:style-name="T48">This d</text:span>efines <text:span text:style-name="T48">the name and location of </text:span><text:span text:style-name="T47">a file containing TECO commands</text:span> which <text:span text:style-name="T47">are</text:span> executed <text:span text:style-name="T47">at start-up</text:span>. This is often used to set desired features, such as enabling window mode on startup.</text:p>
      <text:p text:style-name="P42"><text:tab/><text:span text:style-name="T47">If TECO_INIT translates to a string in single or double quotes, that string is executed as TECO commands at start-up. Note that depending on the shell or command-line interpreter in use, the quotes, and possibly other characters, may need to be escaped so that they are passed to TECO.</text:span></text:p>
      <text:p text:style-name="P44">TECO_<text:span text:style-name="T48">LIBRARY</text:span><text:tab/>This <text:span text:style-name="T48">defines the location of a library of TECO macros (i.e.,</text:span><text:span text:style-name="T12"> .tec </text:span><text:span text:style-name="T24">files) that is searched by the </text:span><text:span text:style-name="T38">EI</text:span><text:span text:style-name="T24"> command if the specified indirect file is not found in the local directory. If the file specification includes a relative path, that will be appended to the library directory (so if TECO_LIBRARY translates to </text:span><text:span text:style-name="T12">lib</text:span><text:span text:style-name="T24">, and the indirect command file is </text:span><text:span text:style-name="T12">test/foo</text:span><text:span text:style-name="T24">, then the EI command will search first in </text:span><text:span text:style-name="T12">test/foo</text:span><text:span text:style-name="T24">, and then in </text:span><text:span text:style-name="T12">lib/test/foo</text:span><text:span text:style-name="T24">.</text:span></text:p>
      <text:p text:style-name="P43">TECO_MEMORY<text:tab/>This is used by TECO to determine the name of the last file edited. With some operating systems, this environment variable will contain that name directly; with others (such as Linux, Windows, and MacOS), it contains the name of a file that in turn specifies the last file edited.</text:p>
      <text:p text:style-name="P43">TECO_PROMPT<text:tab/>This <text:span text:style-name="T51">defines </text:span>a string used for TECO’s prompt (instead of the standard asterisk prompt).</text:p>
      <text:p text:style-name="P47"><text:soft-page-break/>Basic Invocation</text:p>
      <text:p text:style-name="P39"><text:span text:style-name="T34">teco </text:span><text:span text:style-name="T40">f</text:span><text:span text:style-name="T41">oo</text:span></text:p>
      <text:p text:style-name="P41"><text:span text:style-name="T13">Open</text:span><text:span text:style-name="T4"> f</text:span><text:span text:style-name="T5">oo</text:span><text:span text:style-name="T4"> </text:span><text:span text:style-name="T13">for input and output (</text:span><text:span text:style-name="T21">using </text:span><text:span text:style-name="T25">the</text:span><text:span text:style-name="T21"> </text:span><text:span text:style-name="T39">EB</text:span><text:span text:style-name="T13"> command), </text:span><text:span text:style-name="T15">then read in first page.</text:span></text:p>
      <text:p text:style-name="P40">teco</text:p>
      <text:p text:style-name="P16"><text:span text:style-name="T13">Open last file edited, by reading its name from the file pointed to by the </text:span><text:span text:style-name="T4">TECO_MEMORY</text:span><text:span text:style-name="T13"> environment variable. If that variable is not defined, TECO will start without opening any file.</text:span></text:p>
      <text:p text:style-name="P46">Options</text:p>
      <text:p text:style-name="P30"><text:span text:style-name="T34">-</text:span><text:span text:style-name="T43">Ann</text:span><text:span text:style-name="T34">, --</text:span><text:span text:style-name="T43">argument=nn</text:span></text:p>
      <text:p text:style-name="P17"><text:span text:style-name="T18">Store</text:span><text:span text:style-name="T9"> nn </text:span><text:span text:style-name="T18">in Q-register A before starting TECO </text:span><text:span text:style-name="T21">(using </text:span><text:span text:style-name="T25">the</text:span><text:span text:style-name="T10"> </text:span><text:span text:style-name="T39">UA</text:span><text:span text:style-name="T21"> command). </text:span><text:span text:style-name="T22">Normally used in conjunction with the –execute option.</text:span></text:p>
      <text:p text:style-name="P25"><text:span text:style-name="T34">-</text:span><text:span text:style-name="T43">B</text:span><text:span text:style-name="T40">string</text:span><text:span text:style-name="T34">, --</text:span><text:span text:style-name="T43">buffer</text:span><text:span text:style-name="T34">=</text:span><text:span text:style-name="T40">string</text:span></text:p>
      <text:p text:style-name="P10">Insert <text:span text:style-name="T4">string</text:span> into text buffer before TECO starts <text:span text:style-name="T45">(using </text:span><text:span text:style-name="T49">the</text:span><text:span text:style-name="T45"> </text:span><text:span text:style-name="T44">I</text:span><text:span text:style-name="T45"> command)</text:span>. Normally used in conjunction with <text:span text:style-name="T46">the</text:span> –<text:span text:style-name="T4">execute</text:span> option.</text:p>
      <text:p text:style-name="P29"><text:span text:style-name="T34">-C, --create</text:span> (default)</text:p>
      <text:p text:style-name="P15"><text:span text:style-name="T16">If </text:span><text:span text:style-name="T6">f</text:span><text:span text:style-name="T5">oo</text:span><text:span text:style-name="T16"> does not exist, then create it (</text:span><text:span text:style-name="T21">using </text:span><text:span text:style-name="T25">the</text:span><text:span text:style-name="T21"> </text:span><text:span text:style-name="T39">EW</text:span><text:span text:style-name="T16"> command). </text:span><text:span text:style-name="T15">This is </text:span><text:span text:style-name="T14">effectively </text:span><text:span text:style-name="T15">a </text:span><text:span text:style-name="T5">make</text:span><text:span text:style-name="T15"> command </text:span><text:span text:style-name="T21">with other versions of TECO.</text:span></text:p>
      <text:p text:style-name="P37">-c, --nocreate</text:p>
      <text:p text:style-name="P14"><text:span text:style-name="T13">If </text:span><text:span text:style-name="T4">f</text:span><text:span text:style-name="T5">oo</text:span><text:span text:style-name="T4"> </text:span><text:span text:style-name="T13">does not exist, then issue an error </text:span><text:span text:style-name="T14">and exit</text:span><text:span text:style-name="T13">.</text:span></text:p>
      <text:p text:style-name="P33"><text:span text:style-name="T35">-</text:span><text:span text:style-name="T37">E</text:span><text:span text:style-name="T41">mung</text:span><text:span text:style-name="T42">file</text:span><text:span text:style-name="T37">, --execute=</text:span><text:span text:style-name="T41">mung</text:span><text:span text:style-name="T42">file</text:span></text:p>
      <text:p text:style-name="P18"><text:span text:style-name="T17">E</text:span><text:span text:style-name="T13">xecute </text:span><text:span text:style-name="T4">mung</text:span><text:span text:style-name="T7">file</text:span><text:span text:style-name="T13"> as an indirect command file (</text:span><text:span text:style-name="T21">using </text:span><text:span text:style-name="T25">the</text:span><text:span text:style-name="T21"> </text:span><text:span text:style-name="T39">EI</text:span><text:span text:style-name="T13"> command) </text:span><text:span text:style-name="T23">which is executed at start-up</text:span><text:span text:style-name="T13">. This is effectively a </text:span><text:span text:style-name="T4">mung </text:span><text:span text:style-name="T13">command </text:span><text:span text:style-name="T21">with other versions of TECO</text:span><text:span text:style-name="T13">. If file does not exist, TECO will try </text:span><text:span text:style-name="T14">opening</text:span><text:span text:style-name="T13"> </text:span><text:span text:style-name="T4">mung</text:span><text:span text:style-name="T7">file</text:span><text:span text:style-name="T4">.tec</text:span><text:span text:style-name="T13">.</text:span></text:p>
      <text:p text:style-name="P2"/>
      <text:p text:style-name="P6"><text:span text:style-name="T13">If </text:span><text:span text:style-name="T4">mungfile</text:span><text:span text:style-name="T13"> is </text:span><text:span text:style-name="T23">a string </text:span><text:span text:style-name="T13">in single or double quotes, then that is treated as a command string instead of a file name.</text:span><text:span text:style-name="T26"> Note that depending on the shell or command-line interpreter in use, the quotes, and possibly other characters, may need to be escaped so that they are passed to TECO.</text:span></text:p>
      <text:p text:style-name="P4"/>
      <text:p text:style-name="P28"><text:soft-page-break/><text:span text:style-name="T35">-</text:span><text:span text:style-name="T36">I</text:span><text:span text:style-name="T41">init</text:span><text:span text:style-name="T42">file</text:span><text:span text:style-name="T37">, --initialize=</text:span><text:span text:style-name="T41">init</text:span><text:span text:style-name="T42">file</text:span></text:p>
      <text:p text:style-name="P13"><text:span text:style-name="T13">Open</text:span><text:span text:style-name="T4"> </text:span><text:span text:style-name="T5">init</text:span><text:span text:style-name="T7">file</text:span><text:span text:style-name="T4"> </text:span><text:span text:style-name="T13">as an indirect command file (</text:span><text:span text:style-name="T21">using </text:span><text:span text:style-name="T25">the</text:span><text:span text:style-name="T21"> </text:span><text:span text:style-name="T39">EI</text:span><text:span text:style-name="T13"> command). </text:span><text:span text:style-name="T15">If file does not exist, TECO will try </text:span><text:span text:style-name="T14">opening </text:span><text:span text:style-name="T5">init</text:span><text:span text:style-name="T7">file</text:span><text:span text:style-name="T5">.tec.</text:span></text:p>
      <text:p text:style-name="P7"/>
      <text:p text:style-name="P6"><text:span text:style-name="T13">If </text:span><text:span text:style-name="T11">initf</text:span><text:span text:style-name="T4">ile</text:span><text:span text:style-name="T13"> is </text:span><text:span text:style-name="T23">a string </text:span><text:span text:style-name="T13">in single or double quotes, then that is treated as a command string instead of a file name.</text:span><text:span text:style-name="T26"> Note that depending on the shell or command-line interpreter in use, the quotes, and possibly other characters, may need to be escaped so that they are passed to TECO.</text:span></text:p>
      <text:p text:style-name="P27">-I, --initialize (default)</text:p>
      <text:p text:style-name="P8"><text:span text:style-name="T13">Use the </text:span><text:span text:style-name="T4">TECO_INIT</text:span><text:span text:style-name="T13"> environment variable to find the name of the initialization file. </text:span><text:span text:style-name="T14">If </text:span><text:span text:style-name="T7">TECO_INIT</text:span><text:span text:style-name="T14"> is not defined, then no initialization occurs before TECO starts.</text:span></text:p>
      <text:p text:style-name="P3"/>
      <text:p text:style-name="P5"><text:span text:style-name="T14">I</text:span><text:span text:style-name="T13">f the value of </text:span><text:span text:style-name="T4">TECO_INIT</text:span><text:span text:style-name="T13"> is in single or double quotes, then that is treated as a command string instead of a file name.</text:span></text:p>
      <text:p text:style-name="P34">-i, --noinitialize</text:p>
      <text:p text:style-name="P13"><text:span text:style-name="T13">Do not use any initialization file, and do not check </text:span><text:span text:style-name="T4">TECO_INIT.</text:span></text:p>
      <text:p text:style-name="P23">-<text:span text:style-name="T30">L</text:span><text:span text:style-name="T7">logfile</text:span><text:span text:style-name="T30">, --log=</text:span><text:span text:style-name="T7">logfile</text:span></text:p>
      <text:p text:style-name="P11">Open <text:span text:style-name="T4">logfile</text:span> as a log file for TECO input and/or output (a flag variable controls whether either or both are logged).</text:p>
      <text:p text:style-name="P31"><text:span text:style-name="T34">-M, --memory</text:span> (default)</text:p>
      <text:p text:style-name="P12">If no file is specified, then use the <text:span text:style-name="T4">TECO_MEMORY</text:span> environment to find the name of a file which contains the name of the last file edited.</text:p>
      <text:p text:style-name="P34">-<text:span text:style-name="T31">m, --nomemory</text:span></text:p>
      <text:p text:style-name="P12">Do not use <text:span text:style-name="T4">TECO_MEMORY </text:span>to find the name of the last edited file.</text:p>
      <text:p text:style-name="P35">-O<text:span text:style-name="T4">baz</text:span>, --output=<text:span text:style-name="T4">baz</text:span></text:p>
      <text:p text:style-name="P12">Open <text:span text:style-name="T4">foo</text:span> for input (<text:span text:style-name="T45">using </text:span><text:span text:style-name="T49">the</text:span><text:span text:style-name="T45"> </text:span><text:span text:style-name="T44">ER</text:span> command), and open<text:span text:style-name="T4"> baz </text:span>for output (<text:span text:style-name="T45">using </text:span><text:span text:style-name="T10">EW</text:span> command), then read in first page.</text:p>
      <text:p text:style-name="P32"><text:span text:style-name="T34">-o, --nooutput</text:span> (default)</text:p>
      <text:p text:style-name="P12">Use the same name for the output file as the input file (unless –readonly is specified).</text:p>
      <text:p text:style-name="P35">-R, --readonly</text:p>
      <text:p text:style-name="P12">Open<text:span text:style-name="T4"> </text:span><text:span text:style-name="T8">foo</text:span><text:span text:style-name="T4"> </text:span>for inspection (<text:span text:style-name="T45">using </text:span><text:span text:style-name="T49">the</text:span><text:span text:style-name="T45"> </text:span><text:span text:style-name="T44">ER</text:span> command), and read in first page.</text:p>
      <text:p text:style-name="P32"><text:soft-page-break/><text:span text:style-name="T34">-r, --noreadonly</text:span> (default)</text:p>
      <text:p text:style-name="P11">Open <text:span text:style-name="T4">foo </text:span>for input and output (<text:span text:style-name="T45">using </text:span><text:span text:style-name="T49">the</text:span><text:span text:style-name="T45"> </text:span><text:span text:style-name="T44">EB</text:span> command).</text:p>
      <text:p text:style-name="P24">-<text:span text:style-name="T4">S</text:span><text:span text:style-name="T10">nn</text:span>, --scroll=<text:span text:style-name="T10">nn</text:span></text:p>
      <text:p text:style-name="P11">Start TECO in split-screen window mode, with <text:span text:style-name="T4">nn </text:span>lines for a scrolling region (<text:span text:style-name="T45">using </text:span><text:span text:style-name="T50">the</text:span><text:span text:style-name="T45"> </text:span><text:span text:style-name="T34">1W</text:span> <text:span text:style-name="T45">and</text:span><text:span text:style-name="T4"> </text:span><text:span text:style-name="T34">nn,7:W</text:span> commands).</text:p>
      <text:p text:style-name="P36">-W, --window</text:p>
      <text:p text:style-name="P9">Start TECO in window mode (<text:span text:style-name="T45">using </text:span><text:span text:style-name="T49">the</text:span> <text:span text:style-name="T44">1W</text:span> command).</text:p>
      <text:p text:style-name="P36">-<text:span text:style-name="T33">X</text:span>, --<text:span text:style-name="T33">exit</text:span></text:p>
      <text:p text:style-name="P9"><text:span text:style-name="T33">Used with -E to exit from TECO once the indirect command file has been processed</text:span>.</text:p>
      <text:p text:style-name="P26">-<text:span text:style-name="T32">Z</text:span>, --<text:span text:style-name="T32">zero</text:span></text:p>
      <text:p text:style-name="P19"><text:span text:style-name="T13">Start TECO </text:span><text:span text:style-name="T19">with strict enforcement of command syntax </text:span><text:span text:style-name="T20">(</text:span><text:span text:style-name="T21">using </text:span><text:span text:style-name="T25">the</text:span><text:span text:style-name="T10"> </text:span><text:span text:style-name="T39">-1EW</text:span><text:span text:style-name="T20"> comman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day/>
      <number:text> </number:text>
      <number:month number:style="long" number:textual="true"/>
      <number:text> </number:text>
      <number:year number:style="long"/>
    </number:date-style>
    <number:date-style style:name="N10121" number:language="en" number:country="US">
      <number:day/>
      <number:text> </number:text>
      <number:month number:style="long" number:textual="true"/>
      <number:text> </number:text>
      <number:year number:style="long"/>
    </number:date-style>
    <number:date-style style:name="N10122" number:language="en" number:country="US">
      <number:day/>
      <number:text> </number:text>
      <number:month number:textual="true"/>
      <number:text> </number:text>
      <number:year number:style="long"/>
    </number:date-style>
  </office:styles>
  <office:automatic-styles>
    <style:style style:name="MP1" style:family="paragraph" style:parent-style-name="Header">
      <style:text-properties officeooo:rsid="0073b46e" officeooo:paragraph-rsid="0073b46e"/>
    </style:style>
    <style:style style:name="MT1" style:family="text">
      <style:text-properties fo:font-size="10pt" style:font-size-asian="10pt" style:font-size-complex="10pt"/>
    </style:style>
    <style:style style:name="MT2" style:family="text">
      <style:text-properties fo:font-size="10pt" officeooo:rsid="00751bd6" style:font-size-asian="10pt" style:font-size-complex="10pt"/>
    </style:style>
    <style:style style:name="MT3" style:family="text">
      <style:text-properties fo:font-size="10pt" officeooo:rsid="0073d62d"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text:span text:style-name="MT1">TECO-64 </text:span><text:span text:style-name="MT2">Version 200</text:span><text:tab/><text:tab/><text:span text:style-name="MT2">Command Line Options</text:span></text:p>
      </style:header>
      <style:footer>
        <text:p text:style-name="Footer"><text:span text:style-name="MT1"><text:date style:data-style-name="N76" text:date-value="2020-09-11T08:05:39.138869312">September 11, 2020</text:date></text:span><text:tab/><text:tab/><text:span text:style-name="MT3">Page </text:span><text:span text:style-name="MT3"><text:page-number text:select-page="current">4</text:page-number></text:span><text:span text:style-name="MT3"><text:s/>of </text:span><text:span text:style-name="MT3"><text:page-count>4</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8T17:52:28.479805642</meta:creation-date>
    <dc:date>2020-09-10T14:17:55.846153509</dc:date>
    <meta:editing-duration>P1DT5H58M54S</meta:editing-duration>
    <meta:editing-cycles>71</meta:editing-cycles>
    <meta:generator>LibreOffice/6.4.4.2$Linux_X86_64 LibreOffice_project/40$Build-2</meta:generator>
    <meta:print-date>2020-09-09T12:46:54.769503499</meta:print-date>
    <meta:document-statistic meta:table-count="0" meta:image-count="0" meta:object-count="0" meta:page-count="4" meta:paragraph-count="59" meta:word-count="951" meta:character-count="5533" meta:non-whitespace-character-count="4656"/>
  </office:meta>
</office:document-meta>
</file>